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fo:line-height="150%" fo:margin-left="-0.0104in" fo:text-indent="0.3937in">
        <style:tab-stops>
          <style:tab-stop style:type="left" style:position="0.075in"/>
        </style:tab-stops>
      </style:paragraph-properties>
      <style:text-properties fo:font-size="14pt" style:font-size-asian="14pt" style:font-size-complex="14pt"/>
    </style:style>
    <style:style style:name="P2" style:parent-style-name="Standard" style:family="paragraph">
      <style:paragraph-properties fo:text-align="justify" fo:line-height="150%" fo:margin-left="-0.0104in" fo:text-indent="0.3937in">
        <style:tab-stops>
          <style:tab-stop style:type="left" style:position="0.075in"/>
        </style:tab-stops>
      </style:paragraph-properties>
      <style:text-properties fo:font-size="14pt" style:font-size-asian="14pt" style:font-size-complex="14pt"/>
    </style:style>
    <style:style style:name="P3" style:parent-style-name="Standard" style:family="paragraph">
      <style:paragraph-properties fo:text-align="justify" fo:line-height="150%" fo:margin-left="-0.0104in" fo:text-indent="0.3937in">
        <style:tab-stops>
          <style:tab-stop style:type="left" style:position="0.075in"/>
        </style:tab-stops>
      </style:paragraph-properties>
      <style:text-properties fo:font-size="14pt" style:font-size-asian="14pt" style:font-size-complex="14pt"/>
    </style:style>
    <style:style style:name="P4" style:parent-style-name="Standard" style:family="paragraph">
      <style:paragraph-properties fo:text-align="justify" fo:line-height="150%" fo:margin-left="-0.0104in" fo:text-indent="0.3937in">
        <style:tab-stops>
          <style:tab-stop style:type="left" style:position="0.075in"/>
        </style:tab-stops>
      </style:paragraph-properties>
    </style:style>
    <style:style style:name="T5" style:parent-style-name="Основнойшрифтабзаца" style:family="text">
      <style:text-properties fo:font-size="14pt" style:font-size-asian="14pt" style:font-size-complex="14pt"/>
    </style:style>
    <style:style style:name="T6" style:parent-style-name="Основнойшрифтабзаца" style:family="text">
      <style:text-properties fo:font-size="14pt" style:font-size-asian="14pt" style:font-size-complex="14pt"/>
    </style:style>
    <style:style style:name="T7" style:parent-style-name="Основнойшрифтабзаца" style:family="text">
      <style:text-properties fo:font-size="14pt" style:font-size-asian="14pt" style:font-size-complex="14pt" fo:background-color="#FF0000"/>
    </style:style>
    <style:style style:name="T8" style:parent-style-name="Основнойшрифтабзаца" style:family="text">
      <style:text-properties fo:font-size="14pt" style:font-size-asian="14pt" style:font-size-complex="14pt" fo:background-color="#FF0000"/>
    </style:style>
    <style:style style:name="T9" style:parent-style-name="Основнойшрифтабзаца" style:family="text">
      <style:text-properties fo:font-size="14pt" style:font-size-asian="14pt" style:font-size-complex="14pt"/>
    </style:style>
    <style:style style:name="T10" style:parent-style-name="Основнойшрифтабзаца" style:family="text">
      <style:text-properties fo:font-size="14pt" style:font-size-asian="14pt" style:font-size-complex="14pt"/>
    </style:style>
    <style:style style:name="T11" style:parent-style-name="Основнойшрифтабзаца" style:family="text">
      <style:text-properties fo:font-size="14pt" style:font-size-asian="14pt" style:font-size-complex="14pt"/>
    </style:style>
    <style:style style:name="P12" style:parent-style-name="Standard" style:family="paragraph">
      <style:paragraph-properties fo:text-align="justify" fo:line-height="150%" fo:margin-left="-0.0104in" fo:text-indent="0.3937in">
        <style:tab-stops>
          <style:tab-stop style:type="left" style:position="0.075in"/>
        </style:tab-stops>
      </style:paragraph-properties>
      <style:text-properties fo:font-size="14pt" style:font-size-asian="14pt" style:font-size-complex="14pt"/>
    </style:style>
    <style:style style:name="P13" style:parent-style-name="Standard" style:family="paragraph">
      <style:paragraph-properties fo:text-align="justify" fo:text-indent="0.3937in">
        <style:tab-stops>
          <style:tab-stop style:type="left" style:position="0.075in"/>
        </style:tab-stops>
      </style:paragraph-properties>
      <style:text-properties fo:font-size="14pt" style:font-size-asian="14pt" style:font-size-complex="14pt"/>
    </style:style>
    <style:style style:name="P14" style:parent-style-name="Standard" style:family="paragraph">
      <style:paragraph-properties fo:text-align="center" fo:line-height="150%" fo:text-indent="0.3937in">
        <style:tab-stops>
          <style:tab-stop style:type="left" style:position="0.075in"/>
        </style:tab-stops>
      </style:paragraph-properties>
      <style:text-properties fo:font-size="14pt" style:font-size-asian="14pt" style:font-size-complex="14pt"/>
    </style:style>
    <style:style style:name="P15" style:parent-style-name="Standard" style:list-style-name="LFO1" style:family="paragraph">
      <style:paragraph-properties fo:text-align="justify" fo:line-height="150%">
        <style:tab-stops>
          <style:tab-stop style:type="left" style:position="-0.425in"/>
        </style:tab-stops>
      </style:paragraph-properties>
      <style:text-properties fo:font-weight="bold" style:font-weight-asian="bold" style:font-weight-complex="bold" fo:font-size="14pt" style:font-size-asian="14pt" style:font-size-complex="14pt"/>
    </style:style>
    <style:style style:name="P16" style:parent-style-name="Standard" style:family="paragraph">
      <style:paragraph-properties fo:text-align="justify" fo:line-height="150%" fo:text-indent="0.3958in">
        <style:tab-stops>
          <style:tab-stop style:type="left" style:position="0.075in"/>
          <style:tab-stop style:type="left" style:position="0.1562in"/>
        </style:tab-stops>
      </style:paragraph-properties>
      <style:text-properties fo:font-size="14pt" style:font-size-asian="14pt" style:font-size-complex="14pt"/>
    </style:style>
    <style:style style:name="P17" style:parent-style-name="Standard" style:list-style-name="LFO1" style:family="paragraph">
      <style:paragraph-properties fo:text-align="justify" fo:line-height="150%" fo:margin-left="0in" fo:text-indent="0.3541in">
        <style:tab-stops>
          <style:tab-stop style:type="left" style:position="-0.225in"/>
          <style:tab-stop style:type="left" style:position="0.075in"/>
        </style:tab-stops>
      </style:paragraph-properties>
    </style:style>
    <style:style style:name="T18" style:parent-style-name="Основнойшрифтабзаца" style:family="text">
      <style:text-properties fo:font-weight="bold" style:font-weight-asian="bold" style:font-weight-complex="bold" fo:font-size="14pt" style:font-size-asian="14pt" style:font-size-complex="14pt"/>
    </style:style>
    <style:style style:name="P19" style:parent-style-name="Standard" style:list-style-name="LFO1" style:family="paragraph">
      <style:paragraph-properties fo:text-align="justify" fo:line-height="150%" fo:margin-left="1.2201in" fo:text-indent="-0.2361in">
        <style:tab-stops>
          <style:tab-stop style:type="left" style:position="-0.225in"/>
          <style:tab-stop style:type="left" style:position="0.075in"/>
        </style:tab-stops>
      </style:paragraph-properties>
      <style:text-properties fo:font-size="14pt" style:font-size-asian="14pt" style:font-size-complex="14pt"/>
    </style:style>
    <style:style style:name="P20" style:parent-style-name="Standard" style:list-style-name="LFO1" style:family="paragraph">
      <style:paragraph-properties fo:text-align="justify" fo:line-height="150%" fo:margin-left="1.2201in" fo:text-indent="-0.2361in">
        <style:tab-stops>
          <style:tab-stop style:type="left" style:position="-0.225in"/>
          <style:tab-stop style:type="left" style:position="0.075in"/>
        </style:tab-stops>
      </style:paragraph-properties>
      <style:text-properties fo:font-size="14pt" style:font-size-asian="14pt" style:font-size-complex="14pt"/>
    </style:style>
    <style:style style:name="P21" style:parent-style-name="Standard" style:family="paragraph">
      <style:paragraph-properties fo:text-align="justify" fo:line-height="150%" fo:text-indent="0.4722in">
        <style:tab-stops>
          <style:tab-stop style:type="left" style:position="-0.225in"/>
          <style:tab-stop style:type="left" style:position="0.075in"/>
        </style:tab-stops>
      </style:paragraph-properties>
    </style:style>
    <style:style style:name="T22" style:parent-style-name="Основнойшрифтабзаца" style:family="text">
      <style:text-properties fo:font-weight="bold" style:font-weight-asian="bold" style:font-weight-complex="bold" fo:font-size="14pt" style:font-size-asian="14pt" style:font-size-complex="14pt"/>
    </style:style>
    <style:style style:name="T23" style:parent-style-name="Основнойшрифтабзаца" style:family="text">
      <style:text-properties fo:font-size="14pt" style:font-size-asian="14pt" style:font-size-complex="14pt"/>
    </style:style>
    <style:style style:name="T24" style:parent-style-name="Основнойшрифтабзаца" style:family="text">
      <style:text-properties fo:font-style="italic" style:font-style-asian="italic" style:font-style-complex="italic" fo:font-size="14pt" style:font-size-asian="14pt" style:font-size-complex="14pt"/>
    </style:style>
    <style:style style:name="P25" style:parent-style-name="Standard" style:family="paragraph">
      <style:paragraph-properties fo:text-align="justify" fo:line-height="150%" fo:text-indent="0.4722in">
        <style:tab-stops>
          <style:tab-stop style:type="left" style:position="-0.225in"/>
          <style:tab-stop style:type="left" style:position="0.075in"/>
        </style:tab-stops>
      </style:paragraph-properties>
      <style:text-properties fo:font-weight="bold" style:font-weight-asian="bold" style:font-weight-complex="bold" fo:font-size="14pt" style:font-size-asian="14pt" style:font-size-complex="14pt"/>
    </style:style>
    <style:style style:name="P26" style:parent-style-name="Standard" style:list-style-name="LFO2" style:family="paragraph">
      <style:paragraph-properties fo:text-align="justify" fo:line-height="150%" fo:margin-left="0in" fo:text-indent="0.3958in">
        <style:tab-stops>
          <style:tab-stop style:type="left" style:position="-0.225in"/>
          <style:tab-stop style:type="left" style:position="0.075in"/>
        </style:tab-stops>
      </style:paragraph-properties>
      <style:text-properties fo:font-size="14pt" style:font-size-asian="14pt" style:font-size-complex="14pt"/>
    </style:style>
    <style:style style:name="P27" style:parent-style-name="Standard" style:list-style-name="LFO2" style:family="paragraph">
      <style:paragraph-properties fo:text-align="justify" fo:line-height="150%">
        <style:tab-stops>
          <style:tab-stop style:type="left" style:position="-0.725in"/>
          <style:tab-stop style:type="left" style:position="-0.425in"/>
        </style:tab-stops>
      </style:paragraph-properties>
      <style:text-properties fo:font-size="14pt" style:font-size-asian="14pt" style:font-size-complex="14pt"/>
    </style:style>
    <style:style style:name="P28" style:parent-style-name="Standard" style:list-style-name="LFO2" style:family="paragraph">
      <style:paragraph-properties fo:text-align="justify" fo:line-height="150%">
        <style:tab-stops>
          <style:tab-stop style:type="left" style:position="-0.725in"/>
          <style:tab-stop style:type="left" style:position="-0.425in"/>
        </style:tab-stops>
      </style:paragraph-properties>
      <style:text-properties fo:font-size="14pt" style:font-size-asian="14pt" style:font-size-complex="14pt"/>
    </style:style>
    <style:style style:name="P29" style:parent-style-name="Standard" style:list-style-name="LFO2" style:family="paragraph">
      <style:paragraph-properties fo:text-align="justify" fo:line-height="150%">
        <style:tab-stops>
          <style:tab-stop style:type="left" style:position="-0.725in"/>
          <style:tab-stop style:type="left" style:position="-0.425in"/>
        </style:tab-stops>
      </style:paragraph-properties>
      <style:text-properties fo:font-size="14pt" style:font-size-asian="14pt" style:font-size-complex="14pt"/>
    </style:style>
    <style:style style:name="P30" style:parent-style-name="Standard" style:family="paragraph">
      <style:paragraph-properties fo:text-align="justify" fo:line-height="150%">
        <style:tab-stops>
          <style:tab-stop style:type="left" style:position="-0.225in"/>
          <style:tab-stop style:type="left" style:position="0.075in"/>
        </style:tab-stops>
      </style:paragraph-properties>
      <style:text-properties fo:font-size="14pt" style:font-size-asian="14pt" style:font-size-complex="14pt"/>
    </style:style>
    <style:style style:name="P31" style:parent-style-name="Standard" style:family="paragraph">
      <style:paragraph-properties fo:text-align="justify" fo:line-height="150%" fo:text-indent="0.3958in">
        <style:tab-stops>
          <style:tab-stop style:type="left" style:position="-0.225in"/>
          <style:tab-stop style:type="left" style:position="0.075in"/>
        </style:tab-stops>
      </style:paragraph-properties>
    </style:style>
    <style:style style:name="T32" style:parent-style-name="Основнойшрифтабзаца" style:family="text">
      <style:text-properties fo:font-size="14pt" style:font-size-asian="14pt" style:font-size-complex="14pt"/>
    </style:style>
    <style:style style:name="T33" style:parent-style-name="Основнойшрифтабзаца" style:family="text">
      <style:text-properties fo:font-size="14pt" style:font-size-asian="14pt" style:font-size-complex="14pt"/>
    </style:style>
    <style:style style:name="T34" style:parent-style-name="Основнойшрифтабзаца" style:family="text">
      <style:text-properties fo:font-weight="bold" style:font-weight-asian="bold" style:font-weight-complex="bold" fo:font-size="14pt" style:font-size-asian="14pt" style:font-size-complex="14pt"/>
    </style:style>
    <style:style style:name="T35" style:parent-style-name="Основнойшрифтабзаца" style:family="text">
      <style:text-properties fo:font-size="14pt" style:font-size-asian="14pt" style:font-size-complex="14pt"/>
    </style:style>
    <style:style style:name="P36" style:parent-style-name="Standard" style:family="paragraph">
      <style:paragraph-properties fo:text-align="justify" fo:line-height="150%" fo:text-indent="0.3854in">
        <style:tab-stops>
          <style:tab-stop style:type="left" style:position="-0.225in"/>
          <style:tab-stop style:type="left" style:position="0.075in"/>
        </style:tab-stops>
      </style:paragraph-properties>
    </style:style>
    <style:style style:name="T37" style:parent-style-name="Основнойшрифтабзаца" style:family="text">
      <style:text-properties fo:font-size="14pt" style:font-size-asian="14pt" style:font-size-complex="14pt"/>
    </style:style>
    <style:style style:name="T38" style:parent-style-name="Основнойшрифтабзаца" style:family="text">
      <style:text-properties fo:font-weight="bold" style:font-weight-asian="bold" style:font-weight-complex="bold" fo:font-size="14pt" style:font-size-asian="14pt" style:font-size-complex="14pt"/>
    </style:style>
    <style:style style:name="T39" style:parent-style-name="Основнойшрифтабзаца" style:family="text">
      <style:text-properties fo:font-size="14pt" style:font-size-asian="14pt" style:font-size-complex="14pt"/>
    </style:style>
    <style:style style:name="P40" style:parent-style-name="Standard" style:family="paragraph">
      <style:paragraph-properties fo:text-align="justify" fo:line-height="150%">
        <style:tab-stops>
          <style:tab-stop style:type="left" style:position="-0.225in"/>
          <style:tab-stop style:type="left" style:position="0.075in"/>
        </style:tab-stops>
      </style:paragraph-properties>
      <style:text-properties fo:font-size="14pt" style:font-size-asian="14pt" style:font-size-complex="14pt"/>
    </style:style>
    <style:style style:name="P41" style:parent-style-name="Standard" style:list-style-name="LFO3" style:family="paragraph">
      <style:paragraph-properties fo:text-align="justify" fo:line-height="150%"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42" style:parent-style-name="Standard" style:list-style-name="LFO3" style:family="paragraph">
      <style:paragraph-properties fo:text-align="justify" fo:line-height="150%"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43" style:parent-style-name="Standard" style:list-style-name="LFO3" style:family="paragraph">
      <style:paragraph-properties fo:text-align="justify" fo:line-height="150%"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44" style:parent-style-name="Standard" style:list-style-name="LFO3" style:family="paragraph">
      <style:paragraph-properties fo:text-align="justify" fo:line-height="150%"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45" style:parent-style-name="Standard" style:list-style-name="LFO3" style:family="paragraph">
      <style:paragraph-properties fo:text-align="justify" fo:line-height="150%"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46" style:parent-style-name="Standard" style:list-style-name="LFO3" style:family="paragraph">
      <style:paragraph-properties fo:text-align="justify" fo:line-height="150%"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47" style:parent-style-name="Standard" style:list-style-name="LFO3" style:family="paragraph">
      <style:paragraph-properties fo:text-align="justify" fo:line-height="150%"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48" style:parent-style-name="Standard" style:family="paragraph">
      <style:paragraph-properties fo:text-align="justify" fo:line-height="150%">
        <style:tab-stops>
          <style:tab-stop style:type="left" style:position="-0.225in"/>
          <style:tab-stop style:type="left" style:position="0.075in"/>
        </style:tab-stops>
      </style:paragraph-properties>
      <style:text-properties fo:font-size="14pt" style:font-size-asian="14pt" style:font-size-complex="14pt"/>
    </style:style>
    <style:style style:name="P49" style:parent-style-name="Standard" style:list-style-name="LFO3" style:family="paragraph">
      <style:paragraph-properties fo:text-align="center" fo:line-height="150%" fo:margin-left="0in" fo:text-indent="0.3854in">
        <style:tab-stops>
          <style:tab-stop style:type="left" style:position="-0.225in"/>
          <style:tab-stop style:type="left" style:position="0.075in"/>
        </style:tab-stops>
      </style:paragraph-properties>
    </style:style>
    <style:style style:name="T50" style:parent-style-name="Основнойшрифтабзаца" style:family="text">
      <style:text-properties fo:font-weight="bold" style:font-weight-asian="bold" style:font-weight-complex="bold" fo:font-size="14pt" style:font-size-asian="14pt" style:font-size-complex="14pt"/>
    </style:style>
    <style:style style:name="T51" style:parent-style-name="Основнойшрифтабзаца" style:family="text">
      <style:text-properties fo:font-size="14pt" style:font-size-asian="14pt" style:font-size-complex="14pt"/>
    </style:style>
    <style:style style:name="T52" style:parent-style-name="Основнойшрифтабзаца" style:family="text">
      <style:text-properties fo:font-size="14pt" style:font-size-asian="14pt" style:font-size-complex="14pt"/>
    </style:style>
    <style:style style:name="T53" style:parent-style-name="Основнойшрифтабзаца" style:family="text">
      <style:text-properties fo:font-size="14pt" style:font-size-asian="14pt" style:font-size-complex="14pt"/>
    </style:style>
    <style:style style:name="T54" style:parent-style-name="Основнойшрифтабзаца" style:family="text">
      <style:text-properties fo:font-size="14pt" style:font-size-asian="14pt" style:font-size-complex="14pt"/>
    </style:style>
    <style:style style:name="TableColumn56" style:family="table-column">
      <style:table-column-properties style:column-width="2.3256in" style:use-optimal-column-width="false"/>
    </style:style>
    <style:style style:name="TableColumn57" style:family="table-column">
      <style:table-column-properties style:column-width="2.3256in" style:use-optimal-column-width="false"/>
    </style:style>
    <style:style style:name="TableColumn58" style:family="table-column">
      <style:table-column-properties style:column-width="2.3256in" style:use-optimal-column-width="false"/>
    </style:style>
    <style:style style:name="Table55" style:family="table">
      <style:table-properties style:width="6.977in" fo:margin-left="0in" table:align="left"/>
    </style:style>
    <style:style style:name="TableRow59" style:family="table-row">
      <style:table-row-properties style:use-optimal-row-height="false"/>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justify"/>
      <style:text-properties fo:font-size="14pt" style:font-size-asian="14pt" style:font-size-complex="14pt"/>
    </style:style>
    <style:style style:name="TableCell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text-properties fo:font-size="14pt" style:font-size-asian="14pt" style:font-size-complex="14pt"/>
    </style:style>
    <style:style style:name="TableCell64" style:family="table-cell">
      <style:table-cell-properties fo:border="0.0034in solid #000000" style:writing-mode="lr-tb" fo:padding-top="0.0381in" fo:padding-left="0.0381in" fo:padding-bottom="0.0381in" fo:padding-right="0.0381in"/>
    </style:style>
    <style:style style:name="P65" style:parent-style-name="TableContents" style:family="paragraph">
      <style:paragraph-properties fo:text-align="justify"/>
      <style:text-properties fo:font-size="14pt" style:font-size-asian="14pt" style:font-size-complex="14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Standard" style:family="paragraph">
      <style:paragraph-properties fo:text-align="justify">
        <style:tab-stops>
          <style:tab-stop style:type="left" style:position="-0.225in"/>
          <style:tab-stop style:type="left" style:position="0.075in"/>
        </style:tab-stops>
      </style:paragraph-properties>
      <style:text-properties fo:font-size="14pt" style:font-size-asian="14pt" style:font-size-complex="14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fo:font-size="14pt" style:font-size-asian="14pt" style:font-size-complex="14pt"/>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paragraph-properties fo:text-align="justify"/>
      <style:text-properties fo:font-size="14pt" style:font-size-asian="14pt" style:font-size-complex="14pt"/>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Standard" style:family="paragraph">
      <style:paragraph-properties fo:text-align="justify">
        <style:tab-stops>
          <style:tab-stop style:type="left" style:position="-0.225in"/>
          <style:tab-stop style:type="left" style:position="0.075in"/>
        </style:tab-stops>
      </style:paragraph-properties>
      <style:text-properties fo:font-size="14pt" style:font-size-asian="14pt" style:font-size-complex="14pt"/>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fo:font-size="14pt" style:font-size-asian="14pt" style:font-size-complex="14pt"/>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TableContents" style:family="paragraph">
      <style:paragraph-properties fo:text-align="justify"/>
      <style:text-properties fo:font-size="14pt" style:font-size-asian="14pt" style:font-size-complex="14pt"/>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Standard" style:family="paragraph">
      <style:paragraph-properties fo:text-align="justify" fo:margin-left="-0.0312in" fo:margin-right="0.0312in">
        <style:tab-stops>
          <style:tab-stop style:type="left" style:position="-0.225in"/>
          <style:tab-stop style:type="left" style:position="0.075in"/>
        </style:tab-stops>
      </style:paragraph-properties>
      <style:text-properties fo:font-size="14pt" style:font-size-asian="14pt" style:font-size-complex="14pt"/>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justify" fo:margin-left="0.0104in" fo:margin-right="0.0833in" fo:text-indent="-0.052in">
        <style:tab-stops>
          <style:tab-stop style:type="left" style:position="0.0416in"/>
        </style:tab-stops>
      </style:paragraph-properties>
      <style:text-properties fo:font-size="14pt" style:font-size-asian="14pt" style:font-size-complex="14pt"/>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Contents" style:family="paragraph">
      <style:paragraph-properties fo:text-align="justify"/>
      <style:text-properties fo:font-size="14pt" style:font-size-asian="14pt" style:font-size-complex="14pt"/>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Standard" style:family="paragraph">
      <style:paragraph-properties fo:text-align="justify" fo:margin-left="-0.0312in" fo:margin-right="0.0312in">
        <style:tab-stops>
          <style:tab-stop style:type="left" style:position="-0.225in"/>
          <style:tab-stop style:type="left" style:position="0.075in"/>
        </style:tab-stops>
      </style:paragraph-properties>
      <style:text-properties fo:font-size="14pt" style:font-size-asian="14pt" style:font-size-complex="14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fo:margin-left="0.0104in" fo:margin-right="0.0833in" fo:text-indent="-0.052in">
        <style:tab-stops>
          <style:tab-stop style:type="left" style:position="0.0416in"/>
        </style:tab-stops>
      </style:paragraph-properties>
      <style:text-properties fo:font-size="14pt" style:font-size-asian="14pt" style:font-size-complex="14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justify"/>
      <style:text-properties fo:font-size="14pt" style:font-size-asian="14pt" style:font-size-complex="14pt"/>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Standard" style:family="paragraph">
      <style:paragraph-properties fo:text-align="justify" fo:margin-left="-0.0312in" fo:margin-right="0.0312in">
        <style:tab-stops>
          <style:tab-stop style:type="left" style:position="-0.225in"/>
          <style:tab-stop style:type="left" style:position="0.075in"/>
        </style:tab-stops>
      </style:paragraph-properties>
      <style:text-properties fo:font-size="14pt" style:font-size-asian="14pt" style:font-size-complex="14pt"/>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justify" fo:margin-left="0.0104in" fo:margin-right="0.0833in" fo:text-indent="-0.052in">
        <style:tab-stops>
          <style:tab-stop style:type="left" style:position="0.0416in"/>
        </style:tab-stops>
      </style:paragraph-properties>
      <style:text-properties fo:font-size="14pt" style:font-size-asian="14pt" style:font-size-complex="14pt"/>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paragraph-properties fo:text-align="justify"/>
      <style:text-properties fo:font-size="14pt" style:font-size-asian="14pt" style:font-size-complex="14pt"/>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Standard" style:family="paragraph">
      <style:paragraph-properties fo:text-align="justify" fo:margin-left="-0.0312in" fo:margin-right="0.0312in">
        <style:tab-stops>
          <style:tab-stop style:type="left" style:position="-0.225in"/>
          <style:tab-stop style:type="left" style:position="0.075in"/>
        </style:tab-stops>
      </style:paragraph-properties>
      <style:text-properties fo:font-size="14pt" style:font-size-asian="14pt" style:font-size-complex="14pt"/>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justify" fo:margin-left="-0.0416in" fo:margin-right="0.0833in">
        <style:tab-stops>
          <style:tab-stop style:type="left" style:position="0.0416in"/>
        </style:tab-stops>
      </style:paragraph-properties>
      <style:text-properties fo:font-size="14pt" style:font-size-asian="14pt" style:font-size-complex="14pt"/>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paragraph-properties fo:text-align="justify"/>
      <style:text-properties fo:font-size="14pt" style:font-size-asian="14pt" style:font-size-complex="14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Standard" style:family="paragraph">
      <style:paragraph-properties fo:text-align="justify" fo:margin-left="-0.0312in" fo:margin-right="0.0312in">
        <style:tab-stops>
          <style:tab-stop style:type="left" style:position="-0.225in"/>
          <style:tab-stop style:type="left" style:position="0.075in"/>
        </style:tab-stops>
      </style:paragraph-properties>
      <style:text-properties fo:font-size="14pt" style:font-size-asian="14pt" style:font-size-complex="14pt"/>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justify" fo:margin-left="-0.0416in" fo:margin-right="0.0833in">
        <style:tab-stops>
          <style:tab-stop style:type="left" style:position="0.0416in"/>
        </style:tab-stops>
      </style:paragraph-properties>
      <style:text-properties fo:font-size="14pt" style:font-size-asian="14pt" style:font-size-complex="14pt"/>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paragraph-properties fo:text-align="justify"/>
      <style:text-properties fo:font-size="14pt" style:font-size-asian="14pt" style:font-size-complex="14pt"/>
    </style:style>
    <style:style style:name="P115" style:parent-style-name="Standard" style:family="paragraph">
      <style:paragraph-properties fo:text-align="justify">
        <style:tab-stops>
          <style:tab-stop style:type="left" style:position="-0.225in"/>
          <style:tab-stop style:type="left" style:position="0.075in"/>
        </style:tab-stops>
      </style:paragraph-properties>
      <style:text-properties fo:font-size="14pt" style:font-size-asian="14pt" style:font-size-complex="14pt"/>
    </style:style>
    <style:style style:name="P116" style:parent-style-name="Standard" style:family="paragraph">
      <style:paragraph-properties fo:text-align="justify" fo:text-indent="0.4166in">
        <style:tab-stops>
          <style:tab-stop style:type="left" style:position="-0.225in"/>
          <style:tab-stop style:type="left" style:position="0.075in"/>
        </style:tab-stops>
      </style:paragraph-properties>
    </style:style>
    <style:style style:name="T117" style:parent-style-name="Основнойшрифтабзаца" style:family="text">
      <style:text-properties fo:font-size="14pt" style:font-size-asian="14pt" style:font-size-complex="14pt"/>
    </style:style>
    <style:style style:name="T118" style:parent-style-name="Основнойшрифтабзаца" style:family="text">
      <style:text-properties fo:font-weight="bold" style:font-weight-asian="bold" style:font-weight-complex="bold" fo:font-size="14pt" style:font-size-asian="14pt" style:font-size-complex="14pt"/>
    </style:style>
    <style:style style:name="T119" style:parent-style-name="Основнойшрифтабзаца" style:family="text">
      <style:text-properties fo:font-size="14pt" style:font-size-asian="14pt" style:font-size-complex="14pt"/>
    </style:style>
    <style:style style:name="P120" style:parent-style-name="Standard" style:family="paragraph">
      <style:paragraph-properties fo:text-align="justify">
        <style:tab-stops>
          <style:tab-stop style:type="left" style:position="-0.225in"/>
          <style:tab-stop style:type="left" style:position="0.075in"/>
        </style:tab-stops>
      </style:paragraph-properties>
      <style:text-properties fo:font-size="14pt" style:font-size-asian="14pt" style:font-size-complex="14pt"/>
    </style:style>
    <style:style style:name="TableColumn122" style:family="table-column">
      <style:table-column-properties style:column-width="3.4881in" style:use-optimal-column-width="false"/>
    </style:style>
    <style:style style:name="TableColumn123" style:family="table-column">
      <style:table-column-properties style:column-width="3.4888in" style:use-optimal-column-width="false"/>
    </style:style>
    <style:style style:name="Table121" style:family="table">
      <style:table-properties style:width="6.977in" fo:margin-left="0in" table:align="left"/>
    </style:style>
    <style:style style:name="TableRow124" style:family="table-row">
      <style:table-row-properties style:use-optimal-row-height="false"/>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text-properties fo:font-size="14pt" style:font-size-asian="14pt" style:font-size-complex="14pt"/>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TableContents" style:family="paragraph">
      <style:paragraph-properties fo:text-align="justify"/>
      <style:text-properties fo:font-size="14pt" style:font-size-asian="14pt" style:font-size-complex="14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text-properties fo:font-size="14pt" style:font-size-asian="14pt" style:font-size-complex="14pt"/>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paragraph-properties fo:text-align="justify"/>
      <style:text-properties fo:font-size="14pt" style:font-size-asian="14pt" style:font-size-complex="14pt"/>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justify"/>
      <style:text-properties fo:font-size="14pt" style:font-size-asian="14pt" style:font-size-complex="14pt"/>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paragraph-properties fo:text-align="justify"/>
      <style:text-properties fo:font-size="14pt" style:font-size-asian="14pt" style:font-size-complex="14pt"/>
    </style:style>
    <style:style style:name="P139" style:parent-style-name="TableContents" style:family="paragraph">
      <style:paragraph-properties fo:text-align="justify"/>
      <style:text-properties fo:font-size="14pt" style:font-size-asian="14pt" style:font-size-complex="14pt"/>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 style:parent-style-name="TableContents" style:family="paragraph">
      <style:paragraph-properties fo:text-align="justify"/>
      <style:text-properties fo:font-size="14pt" style:font-size-asian="14pt" style:font-size-complex="14pt"/>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TableContents" style:family="paragraph">
      <style:paragraph-properties fo:text-align="justify"/>
      <style:text-properties fo:font-size="14pt" style:font-size-asian="14pt" style:font-size-complex="14pt"/>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justify"/>
      <style:text-properties fo:font-size="14pt" style:font-size-asian="14pt" style:font-size-complex="14pt"/>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paragraph-properties fo:text-align="justify"/>
      <style:text-properties fo:font-size="14pt" style:font-size-asian="14pt" style:font-size-complex="14pt"/>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justify"/>
      <style:text-properties fo:font-size="14pt" style:font-size-asian="14pt" style:font-size-complex="14pt"/>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paragraph-properties fo:text-align="justify"/>
      <style:text-properties fo:font-size="14pt" style:font-size-asian="14pt" style:font-size-complex="14pt"/>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justify"/>
      <style:text-properties fo:font-size="14pt" style:font-size-asian="14pt" style:font-size-complex="14pt"/>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paragraph-properties fo:text-align="justify"/>
      <style:text-properties fo:font-size="14pt" style:font-size-asian="14pt" style:font-size-complex="14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justify"/>
      <style:text-properties fo:font-size="14pt" style:font-size-asian="14pt" style:font-size-complex="14pt"/>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paragraph-properties fo:text-align="justify"/>
      <style:text-properties fo:font-size="14pt" style:font-size-asian="14pt" style:font-size-complex="14pt"/>
    </style:style>
    <style:style style:name="P165" style:parent-style-name="Standard" style:family="paragraph">
      <style:paragraph-properties fo:text-align="justify">
        <style:tab-stops>
          <style:tab-stop style:type="left" style:position="-0.225in"/>
          <style:tab-stop style:type="left" style:position="0.075in"/>
        </style:tab-stops>
      </style:paragraph-properties>
      <style:text-properties fo:font-size="14pt" style:font-size-asian="14pt" style:font-size-complex="14pt"/>
    </style:style>
    <style:style style:name="P166" style:parent-style-name="Standard" style:list-style-name="LFO4" style:family="paragraph">
      <style:paragraph-properties fo:text-align="justify" fo:margin-left="0in" fo:text-indent="0.4062in">
        <style:tab-stops>
          <style:tab-stop style:type="left" style:position="-0.225in"/>
          <style:tab-stop style:type="left" style:position="0.075in"/>
        </style:tab-stops>
      </style:paragraph-properties>
    </style:style>
    <style:style style:name="T167" style:parent-style-name="Основнойшрифтабзаца" style:family="text">
      <style:text-properties fo:font-weight="bold" style:font-weight-asian="bold" style:font-weight-complex="bold" fo:font-size="14pt" style:font-size-asian="14pt" style:font-size-complex="14pt"/>
    </style:style>
    <style:style style:name="T168" style:parent-style-name="Основнойшрифтабзаца" style:family="text">
      <style:text-properties fo:font-size="14pt" style:font-size-asian="14pt" style:font-size-complex="14pt"/>
    </style:style>
    <style:style style:name="P169" style:parent-style-name="Standard" style:family="paragraph">
      <style:paragraph-properties fo:text-align="justify" fo:margin-left="0.4479in" fo:text-indent="0.552in">
        <style:tab-stops>
          <style:tab-stop style:type="left" style:position="-0.225in"/>
          <style:tab-stop style:type="left" style:position="0.075in"/>
        </style:tab-stops>
      </style:paragraph-properties>
      <style:text-properties fo:font-size="14pt" style:font-size-asian="14pt" style:font-size-complex="14pt"/>
    </style:style>
    <style:style style:name="P170" style:parent-style-name="Standard" style:family="paragraph">
      <style:paragraph-properties fo:text-align="justify" fo:text-indent="0.4062in">
        <style:tab-stops>
          <style:tab-stop style:type="left" style:position="-0.225in"/>
          <style:tab-stop style:type="left" style:position="0.075in"/>
        </style:tab-stops>
      </style:paragraph-properties>
      <style:text-properties fo:font-size="14pt" style:font-size-asian="14pt" style:font-size-complex="14pt"/>
    </style:style>
    <style:style style:name="P171" style:parent-style-name="Standard" style:family="paragraph">
      <style:paragraph-properties fo:text-align="justify">
        <style:tab-stops>
          <style:tab-stop style:type="left" style:position="-0.225in"/>
          <style:tab-stop style:type="left" style:position="0.075in"/>
        </style:tab-stops>
      </style:paragraph-properties>
      <style:text-properties fo:font-size="14pt" style:font-size-asian="14pt" style:font-size-complex="14pt"/>
    </style:style>
    <style:style style:name="P172" style:parent-style-name="Standard" style:list-style-name="LFO4" style:family="paragraph">
      <style:paragraph-properties fo:text-align="justify" fo:margin-left="0in" fo:text-indent="0.4166in">
        <style:tab-stops>
          <style:tab-stop style:type="left" style:position="-0.225in"/>
          <style:tab-stop style:type="left" style:position="0.075in"/>
        </style:tab-stops>
      </style:paragraph-properties>
      <style:text-properties fo:font-size="14pt" style:font-size-asian="14pt" style:font-size-complex="14pt"/>
    </style:style>
    <style:style style:name="P173" style:parent-style-name="Standard" style:list-style-name="LFO4" style:family="paragraph">
      <style:paragraph-properties fo:text-align="justify" fo:margin-left="0in" fo:text-indent="0.4166in">
        <style:tab-stops>
          <style:tab-stop style:type="left" style:position="-0.225in"/>
          <style:tab-stop style:type="left" style:position="0.075in"/>
        </style:tab-stops>
      </style:paragraph-properties>
      <style:text-properties fo:font-size="14pt" style:font-size-asian="14pt" style:font-size-complex="14pt"/>
    </style:style>
    <style:style style:name="P174" style:parent-style-name="Standard" style:list-style-name="LFO4" style:family="paragraph">
      <style:paragraph-properties fo:text-align="justify" fo:margin-left="0in" fo:text-indent="0.4166in">
        <style:tab-stops>
          <style:tab-stop style:type="left" style:position="-0.225in"/>
          <style:tab-stop style:type="left" style:position="0.075in"/>
        </style:tab-stops>
      </style:paragraph-properties>
      <style:text-properties fo:font-size="14pt" style:font-size-asian="14pt" style:font-size-complex="14pt"/>
    </style:style>
    <style:style style:name="P175" style:parent-style-name="Standard" style:family="paragraph">
      <style:paragraph-properties fo:text-align="justify" fo:text-indent="0.3958in">
        <style:tab-stops>
          <style:tab-stop style:type="left" style:position="-0.225in"/>
          <style:tab-stop style:type="left" style:position="0.075in"/>
        </style:tab-stops>
      </style:paragraph-properties>
      <style:text-properties fo:font-size="14pt" style:font-size-asian="14pt" style:font-size-complex="14pt"/>
    </style:style>
    <style:style style:name="P176" style:parent-style-name="Standard" style:family="paragraph">
      <style:paragraph-properties fo:text-align="justify">
        <style:tab-stops>
          <style:tab-stop style:type="left" style:position="-0.225in"/>
          <style:tab-stop style:type="left" style:position="0.075in"/>
        </style:tab-stops>
      </style:paragraph-properties>
      <style:text-properties fo:font-size="14pt" style:font-size-asian="14pt" style:font-size-complex="14pt"/>
    </style:style>
    <style:style style:name="P177" style:parent-style-name="Standard" style:list-style-name="LFO4" style:family="paragraph">
      <style:paragraph-properties fo:text-align="justify" fo:margin-left="0in" fo:text-indent="0.4062in">
        <style:tab-stops>
          <style:tab-stop style:type="left" style:position="-0.225in"/>
          <style:tab-stop style:type="left" style:position="0.075in"/>
        </style:tab-stops>
      </style:paragraph-properties>
      <style:text-properties fo:font-size="14pt" style:font-size-asian="14pt" style:font-size-complex="14pt"/>
    </style:style>
    <style:style style:name="P178" style:parent-style-name="Standard" style:list-style-name="LFO4" style:family="paragraph">
      <style:paragraph-properties fo:text-align="justify" fo:margin-left="0in" fo:text-indent="0.4062in">
        <style:tab-stops>
          <style:tab-stop style:type="left" style:position="-0.225in"/>
          <style:tab-stop style:type="left" style:position="0.075in"/>
        </style:tab-stops>
      </style:paragraph-properties>
      <style:text-properties fo:font-size="14pt" style:font-size-asian="14pt" style:font-size-complex="14pt"/>
    </style:style>
    <style:style style:name="P179" style:parent-style-name="Standard" style:list-style-name="LFO4" style:family="paragraph">
      <style:paragraph-properties fo:text-align="justify" fo:margin-left="0in" fo:text-indent="0.4062in">
        <style:tab-stops>
          <style:tab-stop style:type="left" style:position="-0.225in"/>
          <style:tab-stop style:type="left" style:position="0.075in"/>
        </style:tab-stops>
      </style:paragraph-properties>
      <style:text-properties fo:font-size="14pt" style:font-size-asian="14pt" style:font-size-complex="14pt"/>
    </style:style>
    <style:style style:name="P180" style:parent-style-name="Standard" style:list-style-name="LFO4" style:family="paragraph">
      <style:paragraph-properties fo:text-align="justify"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181" style:parent-style-name="Standard" style:list-style-name="LFO4" style:family="paragraph">
      <style:paragraph-properties fo:text-align="justify"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182" style:parent-style-name="Standard" style:family="paragraph">
      <style:paragraph-properties fo:text-align="justify"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183" style:parent-style-name="Standard" style:list-style-name="LFO4" style:family="paragraph">
      <style:paragraph-properties fo:text-align="justify"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184" style:parent-style-name="Standard" style:list-style-name="LFO4" style:family="paragraph">
      <style:paragraph-properties fo:text-align="justify"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185" style:parent-style-name="Standard" style:list-style-name="LFO4" style:family="paragraph">
      <style:paragraph-properties fo:text-align="justify"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186" style:parent-style-name="Standard" style:list-style-name="LFO4" style:family="paragraph">
      <style:paragraph-properties fo:text-align="justify" fo:margin-left="0in" fo:text-indent="0.3854in">
        <style:tab-stops>
          <style:tab-stop style:type="left" style:position="-0.225in"/>
          <style:tab-stop style:type="left" style:position="0.075in"/>
        </style:tab-stops>
      </style:paragraph-properties>
      <style:text-properties fo:font-size="14pt" style:font-size-asian="14pt" style:font-size-complex="14pt"/>
    </style:style>
    <style:style style:name="P187" style:parent-style-name="Standard" style:list-style-name="LFO4" style:family="paragraph">
      <style:paragraph-properties fo:text-align="justify" fo:margin-left="0in" fo:text-indent="0.3854in">
        <style:tab-stops>
          <style:tab-stop style:type="left" style:position="-0.225in"/>
          <style:tab-stop style:type="left" style:position="0.075in"/>
        </style:tab-stops>
      </style:paragraph-properties>
    </style:style>
    <style:style style:name="T188" style:parent-style-name="Основнойшрифтабзаца" style:family="text">
      <style:text-properties fo:font-size="14pt" style:font-size-asian="14pt" style:font-size-complex="14pt"/>
    </style:style>
  </office:automatic-styles>
  <office:body>
    <office:text text:use-soft-page-breaks="true">
      <text:p text:style-name="P1">Вариант № 15. Смоделируйте работу бизнес-единицы «Ресторан», отвечающей за предоставление клиентам услуг общественного питания и отдых.</text:p>
      <text:p text:style-name="P2">1. Основная цель бизнес-единицы. Своевременные<text:s/>и в полном соответствии с пожеланиями потребителей предоставление ресторанного питания, а также культурной программы.</text:p>
      <text:p text:style-name="P3">2. Основные задачи, которые решает бизнес-единица. Прием заказов клиентов на питание и культурную программу, как на месте (в зале), так и<text:s/>удаленно (по телефону и интернет). Обслуживание в зале и предоставление блюд кухни ресторана. Предоставление развлекательных услуг. Прием оплаты питания и развлекательных услуг.</text:p>
      <text:p text:style-name="P4"><text:span text:style-name="T5">3. Описание предметной области. Ресторан имеет помещения, в которых можно пита</text:span><text:span text:style-name="T6">ться (за столиком), танцевать, приготавливать пищу. Клиент может либо заказать столик и культурную программу заранее по телефону или интернет, либо (если будут свободные места) прийти без предварительной заявки и оформить заказ на месте. Ресторан<text:s/></text:span><text:span text:style-name="T7">расписыва</text:span><text:span text:style-name="T8">ет заранее столики по заявкам</text:span><text:span text:style-name="T9"><text:s/>и рассаживает клиентов по свободным местам. Клиенты по заявкам могут заранее заказать меню. Можно выбрать заказ блюд из меню, представленного официантом. Затем заказ на блюда относится на кухню, где эти блюда изготавливают и п</text:span><text:span text:style-name="T10">односятся клиенту. Сотрудники блока культурных услуг (диджеи, музыканты, танцоры) выполняют заявку на культурную программу. По окончанию либо до окончания своего присутствия в ресторане клиент рассчитывается за питание и оказанные услуги и уходит. Менеджер</text:span><text:span text:style-name="T11"><text:s/>ресторана контролирует объем продаж, среднюю величину чека, выручку в разрезе меню и прейскуранта услуг.</text:span></text:p>
      <text:p text:style-name="P12">4. Рекомендуемые таблицы – Меню (включая блюда и культурную программу), Столики (характеристики), Заказ клиента, Фактически оказанные услуги, Оплата.</text:p>
      <text:p text:style-name="P13"/>
      <text:p text:style-name="P14">Описание улучшаемой системы в терминах теории систем и прикладного системного анализа.</text:p>
      <text:list text:style-name="LFO1" text:continue-numbering="true">
        <text:list-item>
          <text:p text:style-name="P15">Система</text:p>
        </text:list-item>
      </text:list>
      <text:p text:style-name="P16">Правление общества сотрудников ресторана (бизнес-единица «Ресторан», отвечающая за предоставление клиентам услуг общественного питания и отдых)</text:p>
      <text:list text:style-name="LFO1" text:continue-numbering="true">
        <text:list-item>
          <text:p text:style-name="P17"><text:span text:style-name="T18">Взаимодействующие системы</text:span></text:p>
        </text:list-item>
        <text:list-item>
          <text:p text:style-name="P19">Финансовые организации;</text:p>
        </text:list-item>
        <text:list-item>
          <text:p text:style-name="P20">Клиенты.</text:p>
        </text:list-item>
      </text:list>
      <text:p text:style-name="P21"><text:span text:style-name="T22">Компоненты (элементы, подсистемы) системы</text:span><text:span text:style-name="T23"><text:s/>–<text:s/></text:span><text:span text:style-name="T24">любая система определяется через её состав. Эти компоненты и связи между ними создают свойства системы, её сущностные характеристики.</text:span></text:p>
      <text:p text:style-name="P25">Функциональные подсистемы:</text:p>
      <text:list text:style-name="LFO2" text:continue-numbering="true">
        <text:list-item>
          <text:p text:style-name="P26">Подсистема приёма оплаты клиентов за питание и оказанные услуги.</text:p>
        </text:list-item>
        <text:list-item>
          <text:p text:style-name="P27">Подсистема приёма заказов клиентов на питание.</text:p>
        </text:list-item>
        <text:list-item>
          <text:p text:style-name="P28">Подсистема обслуживание в зале и предоставление блюд кухни ресторана.</text:p>
        </text:list-item>
        <text:list-item>
          <text:p text:style-name="P29">Подсистема<text:s/>приёма заказов клиентов на культурную программу.</text:p>
        </text:list-item>
      </text:list>
      <text:p text:style-name="P30"/>
      <text:p text:style-name="P31"><text:span text:style-name="T32">•</text:span><text:span text:style-name="T33"><text:s/></text:span><text:span text:style-name="T34">Процесс</text:span><text:span text:style-name="T35"><text:s/>– динамическое изменение системы во времени. Действия, направленные на достижение главной цели системы. Своевременные и в полном соответствии с пожеланиями потребителей предоставление ресторанного питания, а также культурной программы.</text:span></text:p>
      <text:p text:style-name="P36"><text:span text:style-name="T37">•</text:span><text:span text:style-name="T38"><text:s/>Состояние</text:span><text:span text:style-name="T39"><text:s/>– положение системы относительно других её положений.</text:span></text:p>
      <text:p text:style-name="P40">Значения на каждый момент времени показателей системы :</text:p>
      <text:list text:style-name="LFO3" text:continue-numbering="true">
        <text:list-item>
          <text:p text:style-name="P41">Список и состав блюд.</text:p>
        </text:list-item>
        <text:list-item>
          <text:p text:style-name="P42">Список и характеристики столиков.</text:p>
        </text:list-item>
        <text:list-item>
          <text:p text:style-name="P43">Список и статус сотрудников ресторанного питания.</text:p>
        </text:list-item>
        <text:list-item>
          <text:p text:style-name="P44">Список и статус сотрудников<text:s/>культурных программ.</text:p>
        </text:list-item>
        <text:list-item>
          <text:p text:style-name="P45">Список и свойства (включая тарифы) услуг.</text:p>
        </text:list-item>
        <text:list-item>
          <text:p text:style-name="P46">Объем расчёта оплаты клиентов за питание и оказанные услуги.</text:p>
        </text:list-item>
        <text:list-item>
          <text:p text:style-name="P47">Объем выручки в разрезе меню и прейскуранта услуг.</text:p>
        </text:list-item>
      </text:list>
      <text:p text:style-name="P48"/>
      <text:list text:style-name="LFO3" text:continue-numbering="true">
        <text:list-item>
          <text:p text:style-name="P49"><text:span text:style-name="T50">Системный эффект (синергия)</text:span><text:span text:style-name="T51"><text:s/>– понятие используется для описания явлений, при к</text:span><text:span text:style-name="T52">отором целое всегда больше или меньше, чем сумма частей, составляющих это целое. Система функционирует до тех пор, пока отношения между компонентами системы не приобретают антагонистического характера.<text:s/></text:span><text:span text:style-name="T53"><text:line-break/></text:span><text:span text:style-name="T54">Связи между подсистемами:</text:span></text:p>
        </text:list-item>
      </text:list>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Система отправитель</text:p>
          </table:table-cell>
          <table:table-cell table:style-name="TableCell62">
            <text:p text:style-name="P63">Связь</text:p>
          </table:table-cell>
          <table:table-cell table:style-name="TableCell64">
            <text:p text:style-name="P65">Система получатель</text:p>
          </table:table-cell>
        </table:table-row>
        <table:table-row table:style-name="TableRow66">
          <table:table-cell table:style-name="TableCell67">
            <text:p text:style-name="P68">Подсистема приёма оплаты клиентов за питание и оказанные услуги.</text:p>
          </table:table-cell>
          <table:table-cell table:style-name="TableCell69">
            <text:p text:style-name="P70">Сведения о расчётах клиентов.</text:p>
          </table:table-cell>
          <table:table-cell table:style-name="TableCell71">
            <text:p text:style-name="P72">Руководство ресторана.</text:p>
          </table:table-cell>
        </table:table-row>
        <table:table-row table:style-name="TableRow73">
          <table:table-cell table:style-name="TableCell74">
            <text:p text:style-name="P75">Подсистема приёма заказов клиентов на питание и культурную программу.</text:p>
          </table:table-cell>
          <table:table-cell table:style-name="TableCell76">
            <text:p text:style-name="P77">Первичная информация об объёме и своевременности<text:s/>предоставления услуг.</text:p>
          </table:table-cell>
          <table:table-cell table:style-name="TableCell78">
            <text:p text:style-name="P79">Подсистема учёта потребления услуг от сотрудников.</text:p>
          </table:table-cell>
        </table:table-row>
        <table:table-row table:style-name="TableRow80">
          <table:table-cell table:style-name="TableCell81">
            <text:p text:style-name="P82">Подсистема обслуживание в зале и предоставление блюд кухни ресторана.</text:p>
          </table:table-cell>
          <table:table-cell table:style-name="TableCell83">
            <text:p text:style-name="P84"><text:s/>Сведения о качестве приготовленных блюд.</text:p>
          </table:table-cell>
          <table:table-cell table:style-name="TableCell85">
            <text:p text:style-name="P86">Подсистема контроля приготовления и обслуживания.</text:p>
          </table:table-cell>
        </table:table-row>
        <table:table-row table:style-name="TableRow87">
          <table:table-cell table:style-name="TableCell88">
            <text:p text:style-name="P89">Подсистема расчёта<text:s/>оплаты клиентов.</text:p>
          </table:table-cell>
          <table:table-cell table:style-name="TableCell90">
            <text:p text:style-name="P91">Предоставление счёта и чека.</text:p>
          </table:table-cell>
          <table:table-cell table:style-name="TableCell92">
            <text:p text:style-name="P93">Клиенты.</text:p>
          </table:table-cell>
        </table:table-row>
        <table:table-row table:style-name="TableRow94">
          <table:table-cell table:style-name="TableCell95">
            <text:p text:style-name="P96">Клиент</text:p>
          </table:table-cell>
          <table:table-cell table:style-name="TableCell97">
            <text:p text:style-name="P98">Заявка на бронь</text:p>
          </table:table-cell>
          <table:table-cell table:style-name="TableCell99">
            <text:p text:style-name="P100">Подсистема брони столика или сотрудника, предоставляющего культурные услуги.</text:p>
          </table:table-cell>
        </table:table-row>
        <table:table-row table:style-name="TableRow101">
          <table:table-cell table:style-name="TableCell102">
            <text:p text:style-name="P103">Клиент</text:p>
          </table:table-cell>
          <table:table-cell table:style-name="TableCell104">
            <text:p text:style-name="P105">Заказ блюд из меню</text:p>
          </table:table-cell>
          <table:table-cell table:style-name="TableCell106">
            <text:p text:style-name="P107">Подсистема контроля выполнения заказа</text:p>
          </table:table-cell>
        </table:table-row>
        <table:table-row table:style-name="TableRow108">
          <table:table-cell table:style-name="TableCell109">
            <text:p text:style-name="P110">Клиент</text:p>
          </table:table-cell>
          <table:table-cell table:style-name="TableCell111">
            <text:p text:style-name="P112">Заказ культурных услуг</text:p>
          </table:table-cell>
          <table:table-cell table:style-name="TableCell113">
            <text:p text:style-name="P114">Подсистема контроля выполнения культурных услуг своевременно</text:p>
          </table:table-cell>
        </table:table-row>
      </table:table>
      <text:p text:style-name="P115"/>
      <text:p text:style-name="P116"><text:span text:style-name="T117">•<text:s/></text:span><text:span text:style-name="T118">Цель</text:span><text:span text:style-name="T119"><text:s/>– желаемые будущие состояния системы в заданный момент времени</text:span></text:p>
      <text:p text:style-name="P120"><text:s/></text:p>
      <table:table table:style-name="Table121">
        <table:table-columns>
          <table:table-column table:style-name="TableColumn122"/>
          <table:table-column table:style-name="TableColumn123"/>
        </table:table-columns>
        <table:table-row table:style-name="TableRow124">
          <table:table-cell table:style-name="TableCell125">
            <text:p text:style-name="P126">Показатель</text:p>
          </table:table-cell>
          <table:table-cell table:style-name="TableCell127">
            <text:p text:style-name="P128">Желаемое состояние</text:p>
          </table:table-cell>
        </table:table-row>
        <table:table-row table:style-name="TableRow129">
          <table:table-cell table:style-name="TableCell130">
            <text:p text:style-name="P131">Список и статус сотрудников ресторана</text:p>
          </table:table-cell>
          <table:table-cell table:style-name="TableCell132">
            <text:p text:style-name="P133">Полный учёт сотрудников ресторана</text:p>
          </table:table-cell>
        </table:table-row>
        <table:table-row table:style-name="TableRow134">
          <table:table-cell table:style-name="TableCell135">
            <text:p text:style-name="P136">Объём услуг,<text:s/>приобретенных клиентами</text:p>
          </table:table-cell>
          <table:table-cell table:style-name="TableCell137">
            <text:p text:style-name="P138">Полный учёт объёма и качества оказанных услуг</text:p>
            <text:p text:style-name="P139">Максимально возможный объём услуг</text:p>
          </table:table-cell>
        </table:table-row>
        <table:table-row table:style-name="TableRow140">
          <table:table-cell table:style-name="TableCell141">
            <text:p text:style-name="P142">Список и статус клиентов</text:p>
          </table:table-cell>
          <table:table-cell table:style-name="TableCell143">
            <text:p text:style-name="P144">Максимальное количество клиентов</text:p>
          </table:table-cell>
        </table:table-row>
        <table:table-row table:style-name="TableRow145">
          <table:table-cell table:style-name="TableCell146">
            <text:p text:style-name="P147">Список и свойства(тарифы) услуг</text:p>
          </table:table-cell>
          <table:table-cell table:style-name="TableCell148">
            <text:p text:style-name="P149">Полный список услуг</text:p>
          </table:table-cell>
        </table:table-row>
        <table:table-row table:style-name="TableRow150">
          <table:table-cell table:style-name="TableCell151">
            <text:p text:style-name="P152">Объём оплаты клиентами</text:p>
          </table:table-cell>
          <table:table-cell table:style-name="TableCell153">
            <text:p text:style-name="P154">Оплата в полном<text:s/>объёме</text:p>
          </table:table-cell>
        </table:table-row>
        <table:table-row table:style-name="TableRow155">
          <table:table-cell table:style-name="TableCell156">
            <text:p text:style-name="P157">Объём оплаты сотрудникам</text:p>
          </table:table-cell>
          <table:table-cell table:style-name="TableCell158">
            <text:p text:style-name="P159">Оплата в полном объёме</text:p>
          </table:table-cell>
        </table:table-row>
        <table:table-row table:style-name="TableRow160">
          <table:table-cell table:style-name="TableCell161">
            <text:p text:style-name="P162">Удовлетворенность клиентов</text:p>
          </table:table-cell>
          <table:table-cell table:style-name="TableCell163">
            <text:p text:style-name="P164">Максимальное количество удовлетворенных клиентов.</text:p>
          </table:table-cell>
        </table:table-row>
      </table:table>
      <text:p text:style-name="P165"/>
      <text:list text:style-name="LFO4" text:continue-numbering="true">
        <text:list-item>
          <text:p text:style-name="P166"><text:span text:style-name="T167">Граница системы</text:span><text:span text:style-name="T168"><text:s/>– любые материальные и нематериальные ограничители, отделяющие систему от внешней среды.</text:span></text:p>
        </text:list-item>
      </text:list>
      <text:p text:style-name="P169">К системе относится:</text:p>
      <text:p text:style-name="P170">Деятельность сотрудников ресторана в рамках выполнения функций бизнес-единицы.</text:p>
      <text:p text:style-name="P171">Вне системы находятся:</text:p>
      <text:list text:style-name="LFO4" text:continue-numbering="true">
        <text:list-item>
          <text:p text:style-name="P172">Деятельность поставщиков (операторов) товаров и услуг;</text:p>
        </text:list-item>
        <text:list-item>
          <text:p text:style-name="P173">Деятельность клиентов – потребителей товаров и услуг;</text:p>
        </text:list-item>
        <text:list-item>
          <text:p text:style-name="P174">Деятельность бух.учёта.</text:p>
        </text:list-item>
      </text:list>
      <text:p text:style-name="P175">Главная проблема владельца системы: владелец стремится увеличить доходность ресторана</text:p>
      <text:p text:style-name="P176">Список стейкхолдеров:</text:p>
      <text:list text:style-name="LFO4" text:continue-numbering="true">
        <text:list-item>
          <text:p text:style-name="P177">Сотрудники ресторана</text:p>
        </text:list-item>
        <text:list-item>
          <text:p text:style-name="P178">Клиенты</text:p>
        </text:list-item>
        <text:list-item>
          <text:p text:style-name="P179">Бух. учёт</text:p>
        </text:list-item>
        <text:list-item>
          <text:p text:style-name="P180">Контролирующие органы</text:p>
        </text:list-item>
        <text:list-item>
          <text:p text:style-name="P181">Фирма-консультант, привлеченная для решения проблемы</text:p>
        </text:list-item>
      </text:list>
      <text:p text:style-name="P182"/>
      <text:list text:style-name="LFO4" text:continue-numbering="true">
        <text:list-item>
          <text:p text:style-name="P183">Языки конфигуратора:</text:p>
        </text:list-item>
        <text:list-item>
          <text:p text:style-name="P184">Язык информационных технологий (информационные сети, инженерные сети, компьютерное оборудование, приложение)</text:p>
        </text:list-item>
        <text:list-item>
          <text:p text:style-name="P185">Язык финансов (оплата товаров и услуг клиентами)</text:p>
        </text:list-item>
        <text:list-item>
          <text:p text:style-name="P186">Язык<text:s/>бухгалтерского учета (выставление и учет объема продаж, отчетность о доходах,контроль средней величины чека, контроль выручки)</text:p>
        </text:list-item>
        <text:list-item>
          <text:p text:style-name="P187"><text:span text:style-name="T188">Язык сферообслуживания (меню, блюдо)</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8645in" fo:margin-bottom="0.7875in" fo:margin-right="0.426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Алёна Сазонова</dc:creator>
    <meta:creation-date>2020-09-14T17:20:00Z</meta:creation-date>
    <dc:date>2021-02-17T11:20:00Z</dc:date>
    <meta:template xlink:href="Normal.dotm" xlink:type="simple"/>
    <meta:editing-cycles>11</meta:editing-cycles>
    <meta:editing-duration>PT9540S</meta:editing-duration>
    <meta:document-statistic meta:page-count="1" meta:paragraph-count="11" meta:word-count="868" meta:character-count="5808" meta:row-count="41" meta:non-whitespace-character-count="4951"/>
  </office:meta>
</office:document-meta>
</file>